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Roboto Mono" svg:font-family="'Roboto Mono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fo:language="ru" fo:country="RU" officeooo:rsid="01359400" officeooo:paragraph-rsid="01359400"/>
    </style:style>
    <style:style style:name="P2" style:family="paragraph" style:parent-style-name="_5f_CODE">
      <style:text-properties officeooo:rsid="0138ba9e" officeooo:paragraph-rsid="0138ba9e"/>
    </style:style>
    <style:style style:name="P3" style:family="paragraph" style:parent-style-name="_5f_CODE">
      <style:text-properties fo:language="en" fo:country="US" officeooo:rsid="01430184" officeooo:paragraph-rsid="01430184"/>
    </style:style>
    <style:style style:name="P4" style:family="paragraph" style:parent-style-name="_5f_CODE">
      <style:text-properties officeooo:paragraph-rsid="014a79cc"/>
    </style:style>
    <style:style style:name="P5" style:family="paragraph" style:parent-style-name="_5f_PARENT">
      <style:text-properties fo:language="ru" fo:country="RU" officeooo:rsid="011b2a5f" officeooo:paragraph-rsid="0119d4e0"/>
    </style:style>
    <style:style style:name="P6" style:family="paragraph" style:parent-style-name="_5f_PARENT">
      <style:text-properties fo:language="ru" fo:country="RU" officeooo:rsid="01359400" officeooo:paragraph-rsid="01359400"/>
    </style:style>
    <style:style style:name="P7" style:family="paragraph" style:parent-style-name="_5f_PARENT">
      <style:text-properties fo:language="ru" fo:country="RU" officeooo:rsid="013c8a33" officeooo:paragraph-rsid="013c8a33"/>
    </style:style>
    <style:style style:name="P8" style:family="paragraph" style:parent-style-name="_5f_PARENT">
      <style:text-properties fo:language="ru" fo:country="RU" officeooo:rsid="013df73e" officeooo:paragraph-rsid="013df73e"/>
    </style:style>
    <style:style style:name="P9" style:family="paragraph" style:parent-style-name="_5f_PARENT">
      <style:text-properties fo:language="ru" fo:country="RU" officeooo:rsid="0141967a" officeooo:paragraph-rsid="0141967a"/>
    </style:style>
    <style:style style:name="P10" style:family="paragraph" style:parent-style-name="_5f_PARENT">
      <style:text-properties fo:language="ru" fo:country="RU" officeooo:rsid="01442e8e" officeooo:paragraph-rsid="01442e8e"/>
    </style:style>
    <style:style style:name="P11" style:family="paragraph" style:parent-style-name="_5f_PARENT">
      <style:text-properties fo:language="ru" fo:country="RU" officeooo:rsid="0145fc49" officeooo:paragraph-rsid="0145fc49"/>
    </style:style>
    <style:style style:name="P12" style:family="paragraph" style:parent-style-name="_5f_PARENT">
      <style:text-properties fo:language="ru" fo:country="RU" officeooo:rsid="0146dcba" officeooo:paragraph-rsid="0146dcba"/>
    </style:style>
    <style:style style:name="P13" style:family="paragraph" style:parent-style-name="_5f_PARENT">
      <style:text-properties fo:language="ru" fo:country="RU" officeooo:rsid="0148d37e" officeooo:paragraph-rsid="0148d37e"/>
    </style:style>
    <style:style style:name="P14" style:family="paragraph" style:parent-style-name="_5f_PARENT">
      <style:text-properties fo:language="ru" fo:country="RU" officeooo:rsid="014b3abf" officeooo:paragraph-rsid="014b3abf"/>
    </style:style>
    <style:style style:name="P15" style:family="paragraph" style:parent-style-name="_5f_PARENT">
      <style:text-properties officeooo:paragraph-rsid="014a79cc"/>
    </style:style>
    <style:style style:name="P16" style:family="paragraph" style:parent-style-name="_5f_PARENT">
      <style:text-properties fo:language="ru" fo:country="RU" officeooo:rsid="011b2a5f" officeooo:paragraph-rsid="0119d4e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1499b3c"/>
    </style:style>
    <style:style style:name="T3" style:family="text">
      <style:text-properties fo:language="ru" fo:country="RU" officeooo:rsid="014a79cc"/>
    </style:style>
    <style:style style:name="T4" style:family="text">
      <style:text-properties fo:language="ru" fo:country="RU" officeooo:rsid="0150f226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138ba9e"/>
    </style:style>
    <style:style style:name="T7" style:family="text">
      <style:text-properties fo:language="en" fo:country="US" officeooo:rsid="013e71ca"/>
    </style:style>
    <style:style style:name="T8" style:family="text">
      <style:text-properties fo:language="en" fo:country="US" officeooo:rsid="01499b3c"/>
    </style:style>
    <style:style style:name="T9" style:family="text">
      <style:text-properties fo:language="en" fo:country="US" officeooo:rsid="014a79cc"/>
    </style:style>
    <style:style style:name="T10" style:family="text">
      <style:text-properties fo:language="en" fo:country="US" officeooo:rsid="0150f226"/>
    </style:style>
    <style:style style:name="T11" style:family="text">
      <style:text-properties officeooo:rsid="01359400"/>
    </style:style>
    <style:style style:name="T12" style:family="text">
      <style:text-properties officeooo:rsid="0136c802"/>
    </style:style>
    <style:style style:name="T13" style:family="text">
      <style:text-properties officeooo:rsid="0138ba9e"/>
    </style:style>
    <style:style style:name="T14" style:family="text">
      <style:text-properties officeooo:rsid="013df73e"/>
    </style:style>
    <style:style style:name="T15" style:family="text">
      <style:text-properties officeooo:rsid="013e71ca"/>
    </style:style>
    <style:style style:name="T16" style:family="text">
      <style:text-properties officeooo:rsid="01442e8e"/>
    </style:style>
    <style:style style:name="T17" style:family="text">
      <style:text-properties officeooo:rsid="01479834"/>
    </style:style>
    <style:style style:name="T18" style:family="text">
      <style:text-properties officeooo:rsid="014a79cc"/>
    </style:style>
    <style:style style:name="T19" style:family="text">
      <style:text-properties officeooo:rsid="0150f22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"/>
        <text:p text:style-name="P5">pip install beautifulsoup4</text:p>
        <text:p text:style-name="P5">from bs4 import BeautifulSoup</text:p>
        <text:p text:style-name="P5"/>
        <text:p text:style-name="_5f_CODE">from BeautifulSoup import BeautifulSoup</text:p>
        <text:p text:style-name="_5f_CODE"/>
        <text:p text:style-name="_5f_CODE">doc = ['&lt;html&gt;&lt;head&gt;&lt;title&gt;Page title&lt;/title&gt;&lt;/head&gt;',</text:p>
        <text:p text:style-name="_5f_CODE"><text:s text:c="7"/>'&lt;body&gt;&lt;p id="firstpara" align="center"&gt;This is paragraph &lt;b&gt;one&lt;/b&gt;.',</text:p>
        <text:p text:style-name="_5f_CODE"><text:s text:c="7"/>'&lt;p id="secondpara" align="blah"&gt;This is paragraph &lt;b&gt;two&lt;/b&gt;.',</text:p>
        <text:p text:style-name="_5f_CODE"><text:s text:c="7"/>'&lt;/html&gt;']</text:p>
        <text:p text:style-name="_5f_CODE">soup = BeautifulSoup(''.join(doc))</text:p>
        <text:p text:style-name="_5f_CODE"/>
        <text:p text:style-name="_5f_CODE">print <text:span text:style-name="T11">(</text:span>soup.prettify()<text:span text:style-name="T11">)</text:span></text:p>
        <text:p text:style-name="_5f_CODE"># &lt;html&gt;</text:p>
        <text:p text:style-name="_5f_CODE"># <text:s/>&lt;head&gt;</text:p>
        <text:p text:style-name="P1">...</text:p>
        <text:p text:style-name="P6">Функция prettify(), чтобы красиво напечатать дерево.</text:p>
        <text:p text:style-name="P6">.contents <text:span text:style-name="T12">это содержимое между</text:span><text:span text:style-name="T6"> </text:span><text:span text:style-name="T13">тэгами</text:span></text:p>
        <text:p text:style-name="_5f_CODE">head_tag = soup.head</text:p>
        <text:p text:style-name="_5f_CODE">head_tag</text:p>
        <text:p text:style-name="_5f_CODE"># &lt;head&gt;&lt;title&gt;The Dormouse's story&lt;/title&gt;&lt;/head&gt;</text:p>
        <text:p text:style-name="P2"/>
        <text:p text:style-name="_5f_CODE">head_tag.contents</text:p>
        <text:p text:style-name="_5f_CODE">[&lt;title&gt;The Dormouse's story&lt;/title&gt;]</text:p>
        <text:p text:style-name="_5f_CODE"/>
        <text:p text:style-name="_5f_CODE">title_tag = head_tag.contents[0]</text:p>
        <text:p text:style-name="_5f_CODE">title_tag</text:p>
        <text:p text:style-name="_5f_CODE"># &lt;title&gt;The Dormouse's story&lt;/title&gt;</text:p>
        <text:p text:style-name="_5f_CODE">title_tag.contents</text:p>
        <text:p text:style-name="_5f_CODE"># [u'The Dormouse's story']</text:p>
        <text:p text:style-name="P6">Берем тэг head. <text:s/><text:span text:style-name="T13">Внутри тэг </text:span><text:span text:style-name="T6">title. </text:span><text:span text:style-name="T13">Как мы видим ввиде списка. Вызов .contents[0] дает текст первого элемента или содержимое тэга ввиде текста. Т.е. опускаемся по дереву вглубь по детям. Другой вариант итерация по всем детям (их может быть много):</text:span></text:p>
        <text:p text:style-name="_5f_CODE">for child in title_tag.children:</text:p>
        <text:p text:style-name="_5f_CODE"><text:s text:c="4"/>print(child)</text:p>
        <text:p text:style-name="_5f_CODE"># The Dormouse's story</text:p>
        <text:p text:style-name="P7">Если нужно перебрать рекурсивно, то механизм:</text:p>
        <text:p text:style-name="_5f_CODE">for child in head_tag.descendants:</text:p>
        <text:p text:style-name="_5f_CODE"><text:s text:c="4"/>print(child)</text:p>
        <text:p text:style-name="_5f_CODE"># &lt;title&gt;The Dormouse's story&lt;/title&gt;</text:p>
        <text:p text:style-name="_5f_CODE"># The Dormouse's story</text:p>
        <text:p text:style-name="P8">Дети — это рядом. То что дальше называется потомки.</text:p>
        <text:p text:style-name="P8"><text:span text:style-name="_5f_EMPHASIS">.string</text:span> — <text:span text:style-name="T15">если дочерний элемент один то его можно преобразовать в строку. У потомка тоже можно взять строку, если он единственный. Если потомков много то возвращает </text:span><text:span text:style-name="T7">None.</text:span></text:p>
        <text:p text:style-name="_5f_CODE">title_tag.string</text:p>
        <text:p text:style-name="_5f_CODE"># u'The Dormouse's story'</text:p>
        <text:p text:style-name="_5f_CODE"/>
        <text:p text:style-name="_5f_CODE">head_tag.contents</text:p>
        <text:p text:style-name="_5f_CODE"># [&lt;title&gt;The Dormouse's story&lt;/title&gt;]</text:p>
        <text:p text:style-name="P8"><text:soft-page-break/></text:p>
        <text:p text:style-name="_5f_CODE">head_tag.string</text:p>
        <text:p text:style-name="_5f_CODE"># u'The Dormouse's story'</text:p>
        <text:p text:style-name="_5f_CODE"/>
        <text:p text:style-name="_5f_CODE">print(soup.html.string)</text:p>
        <text:p text:style-name="_5f_CODE"># None</text:p>
        <text:p text:style-name="P9">Если охота посмотреть, то можно сделать так, но не ясно какой в этом смысл.</text:p>
        <text:p text:style-name="_5f_CODE">for string in soup.strings:</text:p>
        <text:p text:style-name="_5f_CODE"><text:s text:c="4"/>print(repr(string))</text:p>
        <text:p text:style-name="_5f_CODE"># u"The Dormouse's story"</text:p>
        <text:p text:style-name="_5f_CODE"># u'\n\n'</text:p>
        <text:p text:style-name="P3"># <text:span text:style-name="T1">и т.д.</text:span></text:p>
        <text:p text:style-name="P8">.parent — <text:span text:style-name="T16">та же байда только вверх</text:span></text:p>
        <text:p text:style-name="P10">.next_sibling и .previous_sibling <text:span text:style-name="T14">—</text:span> горизонтальное перемещение внутри тэга.</text:p>
        <text:p text:style-name="_5f_CODE"># <text:s text:c="2"/>&lt;a&gt;</text:p>
        <text:p text:style-name="_5f_CODE"># <text:s text:c="3"/>&lt;b&gt;</text:p>
        <text:p text:style-name="_5f_CODE"># <text:s text:c="4"/>text1</text:p>
        <text:p text:style-name="_5f_CODE"># <text:s text:c="3"/>&lt;/b&gt;</text:p>
        <text:p text:style-name="_5f_CODE"># <text:s text:c="3"/>&lt;c&gt;</text:p>
        <text:p text:style-name="_5f_CODE"># <text:s text:c="4"/>text2</text:p>
        <text:p text:style-name="_5f_CODE"># <text:s text:c="3"/>&lt;/c&gt;</text:p>
        <text:p text:style-name="_5f_CODE"># <text:s text:c="2"/>&lt;/a&gt;</text:p>
        <text:p text:style-name="_5f_CODE"/>
        <text:p text:style-name="_5f_CODE">sibling_soup.b.next_sibling</text:p>
        <text:p text:style-name="_5f_CODE"># &lt;c&gt;text2&lt;/c&gt;</text:p>
        <text:p text:style-name="_5f_CODE"/>
        <text:p text:style-name="_5f_CODE">sibling_soup.c.previous_sibling</text:p>
        <text:p text:style-name="_5f_CODE"># &lt;b&gt;text1&lt;/b&gt;</text:p>
        <text:p text:style-name="P11">В реалии не все так гладко.</text:p>
        <text:p text:style-name="_5f_CODE">&lt;a href="http://example.com/elsie" class="sister" id="link1"&gt;Elsie&lt;/a&gt;</text:p>
        <text:p text:style-name="_5f_CODE">&lt;a href="http://example.com/lacie" class="sister" id="link2"&gt;Lacie&lt;/a&gt;</text:p>
        <text:p text:style-name="_5f_CODE">&lt;a href="http://example.com/tillie" class="sister" id="link3"&gt;Tillie&lt;/a&gt;</text:p>
        <text:p text:style-name="_5f_CODE"/>
        <text:p text:style-name="_5f_CODE">link = soup.a</text:p>
        <text:p text:style-name="_5f_CODE">link</text:p>
        <text:p text:style-name="_5f_CODE"># &lt;a class="sister" href="http://example.com/elsie" id="link1"&gt;Elsie&lt;/a&gt;</text:p>
        <text:p text:style-name="_5f_CODE">link.next_sibling</text:p>
        <text:p text:style-name="_5f_CODE"># u',\n'</text:p>
        <text:p text:style-name="_5f_CODE"/>
        <text:p text:style-name="_5f_CODE">link.next_sibling.next_sibling</text:p>
        <text:p text:style-name="_5f_CODE"># &lt;a class="sister" href="http://example.com/lacie" id="link2"&gt;Lacie&lt;/a&gt;</text:p>
        <text:p text:style-name="P11">Следующий элемент не ссылка, а запятая и символ новой строки...</text:p>
        <text:p text:style-name="P12">Еще можно продвигаться по синтаксическому разбору. Функции .next_element и .previous_element это позволяют. <text:span text:style-name="T17">Разберемся по факту. Мало информации.</text:span></text:p>
        <text:p text:style-name="P11"/>
        <text:p text:style-name="P8"/>
        <text:p text:style-name="_5f_HEAD_20_N">Поиск по дереву</text:p>
        <text:p text:style-name="P13">Пример</text:p>
        <text:p text:style-name="_5f_CODE"><text:soft-page-break/>html_doc = """</text:p>
        <text:p text:style-name="_5f_CODE">&lt;html&gt;&lt;head&gt;&lt;title&gt;The Dormouse's story&lt;/title&gt;&lt;/head&gt;</text:p>
        <text:p text:style-name="_5f_CODE">&lt;body&gt;</text:p>
        <text:p text:style-name="_5f_CODE">&lt;p class="title"&gt;&lt;b&gt;The Dormouse's story&lt;/b&gt;&lt;/p&gt;</text:p>
        <text:p text:style-name="_5f_CODE"/>
        <text:p text:style-name="_5f_CODE">&lt;p class="story"&gt;Once upon a time there were three little sisters; and their names were</text:p>
        <text:p text:style-name="_5f_CODE">&lt;a href="http://example.com/elsie" class="sister" id="link1"&gt;Elsie&lt;/a&gt;,</text:p>
        <text:p text:style-name="_5f_CODE">&lt;a href="http://example.com/lacie" class="sister" id="link2"&gt;Lacie&lt;/a&gt; and</text:p>
        <text:p text:style-name="_5f_CODE">&lt;a href="http://example.com/tillie" class="sister" id="link3"&gt;Tillie&lt;/a&gt;;</text:p>
        <text:p text:style-name="_5f_CODE">and they lived at the bottom of a well.&lt;/p&gt;</text:p>
        <text:p text:style-name="_5f_CODE"/>
        <text:p text:style-name="_5f_CODE">&lt;p class="story"&gt;...&lt;/p&gt;</text:p>
        <text:p text:style-name="_5f_CODE">"""</text:p>
        <text:p text:style-name="_5f_CODE"/>
        <text:p text:style-name="_5f_CODE">from bs4 import BeautifulSoup</text:p>
        <text:p text:style-name="_5f_CODE">soup = BeautifulSoup(html_doc, 'html.parser')</text:p>
        <text:p text:style-name="_5f_HEAD_20_N">Фильтры поиска</text:p>
        <text:p text:style-name="_5f_HEAD">Строка</text:p>
        <text:p text:style-name="_5f_CODE">soup.find_all('b')</text:p>
        <text:p text:style-name="_5f_CODE"># [&lt;b&gt;The Dormouse's story&lt;/b&gt;]</text:p>
        <text:p text:style-name="_5f_HEAD">Регулярное выражение</text:p>
        <text:p text:style-name="_5f_CODE">import re</text:p>
        <text:p text:style-name="_5f_CODE">for tag in soup.find_all(re.compile("^b")): <text:span text:style-name="T8"># </text:span><text:span text:style-name="T2">начинается с </text:span><text:span text:style-name="T8">b</text:span></text:p>
        <text:p text:style-name="_5f_CODE"><text:s text:c="4"/>print(tag.name)</text:p>
        <text:p text:style-name="_5f_CODE"># body</text:p>
        <text:p text:style-name="_5f_CODE"># b</text:p>
        <text:p text:style-name="_5f_CODE"/>
        <text:p text:style-name="_5f_CODE"/>
        <text:p text:style-name="_5f_CODE">for tag in soup.find_all(re.compile("t")): <text:span text:style-name="T8"># </text:span><text:span text:style-name="T2">содержит </text:span><text:span text:style-name="T8">t</text:span></text:p>
        <text:p text:style-name="_5f_CODE"><text:s text:c="4"/>print(tag.name)</text:p>
        <text:p text:style-name="_5f_CODE"># html</text:p>
        <text:p text:style-name="_5f_CODE"># title</text:p>
        <text:p text:style-name="_5f_HEAD">Список</text:p>
        <text:p text:style-name="P15">Что нужно искать. <text:span text:style-name="T18">Найдет теги </text:span><text:span text:style-name="T9">&lt;a&gt; </text:span><text:span text:style-name="T3">и теги </text:span><text:span text:style-name="T9">&lt;b&gt;.</text:span></text:p>
        <text:p text:style-name="P4">soup.find_all(["a", "b"])</text:p>
        <text:p text:style-name="_5f_CODE"># [&lt;b&gt;The Dormouse's story&lt;/b&gt;,</text:p>
        <text:p text:style-name="_5f_CODE"># <text:s/>&lt;a class="sister" href="http://example.com/elsie" id="link1"&gt;Elsie&lt;/a&gt;,</text:p>
        <text:p text:style-name="_5f_CODE"># <text:s/>&lt;a class="sister" href="http://example.com/lacie" id="link2"&gt;Lacie&lt;/a&gt;,</text:p>
        <text:p text:style-name="_5f_CODE"># <text:s/>&lt;a class="sister" href="http://example.com/tillie" id="link3"&gt;Tillie&lt;/a&gt;]</text:p>
        <text:p text:style-name="_5f_HEAD">Истина</text:p>
        <text:p text:style-name="P14">Непонятно что это.</text:p>
        <text:p text:style-name="_5f_CODE">for tag in soup.find_all(True):</text:p>
        <text:p text:style-name="_5f_CODE"><text:s text:c="4"/>print(tag.name)</text:p>
        <text:p text:style-name="_5f_CODE"><text:soft-page-break/># html</text:p>
        <text:p text:style-name="_5f_CODE"># head</text:p>
        <text:p text:style-name="_5f_CODE"># title</text:p>
        <text:p text:style-name="_5f_CODE"># body</text:p>
        <text:p text:style-name="_5f_CODE"># p</text:p>
        <text:p text:style-name="_5f_CODE"># b</text:p>
        <text:p text:style-name="_5f_CODE"># p</text:p>
        <text:p text:style-name="_5f_CODE"># a</text:p>
        <text:p text:style-name="_5f_CODE"># a</text:p>
        <text:p text:style-name="_5f_CODE"># a</text:p>
        <text:p text:style-name="_5f_CODE"># p</text:p>
        <text:p text:style-name="_5f_HEAD">Функция</text:p>
        <text:p text:style-name="P13">Вот функция, которая возвращает, True, если тег определяет атрибут «class», но не определяет атрибут «id»:</text:p>
        <text:p text:style-name="_5f_CODE">def has_class_but_no_id(tag):</text:p>
        <text:p text:style-name="_5f_CODE"><text:s text:c="4"/>return tag.has_attr('class') and not tag.has_attr('id')</text:p>
        <text:p text:style-name="_5f_CODE"/>
        <text:p text:style-name="_5f_CODE">soup.find_all(has_class_but_no_id)</text:p>
        <text:p text:style-name="_5f_CODE"># [&lt;p class="title"&gt;&lt;b&gt;The Dormouse's story&lt;/b&gt;&lt;/p&gt;,</text:p>
        <text:p text:style-name="_5f_CODE"># <text:s/>&lt;p class="story"&gt;Once upon a time there were...&lt;/p&gt;,</text:p>
        <text:p text:style-name="_5f_CODE"># <text:s/>&lt;p class="story"&gt;...&lt;/p&gt;]</text:p>
        <text:p text:style-name="P6">Функция может быть настолько сложной, насколько вам нужно. Вот функция, которая возвращает, True, если тег окружен строковыми объектами:</text:p>
        <text:p text:style-name="_5f_CODE">from bs4 import NavigableString</text:p>
        <text:p text:style-name="_5f_CODE"/>
        <text:p text:style-name="_5f_CODE">def surrounded_by_strings(tag):</text:p>
        <text:p text:style-name="_5f_CODE"><text:s text:c="4"/>return (isinstance(tag.next_element, NavigableString)</text:p>
        <text:p text:style-name="_5f_CODE"><text:s text:c="12"/>and isinstance(tag.previous_element, NavigableString))</text:p>
        <text:p text:style-name="_5f_CODE"/>
        <text:p text:style-name="_5f_CODE">for tag in soup.find_all(surrounded_by_strings):</text:p>
        <text:p text:style-name="_5f_CODE"><text:s text:c="4"/>print tag.name</text:p>
        <text:p text:style-name="_5f_CODE"># p</text:p>
        <text:p text:style-name="_5f_CODE"># a</text:p>
        <text:p text:style-name="_5f_CODE"># a</text:p>
        <text:p text:style-name="_5f_CODE"># a</text:p>
        <text:p text:style-name="_5f_CODE"># p</text:p>
        <text:p text:style-name="P5"/>
        <text:p text:style-name="_5f_HEAD_20_N.N.N">find_all()</text:p>
        <text:p text:style-name="P5">Метод обхода дерева findAll начинает с заданной точки и ищет все объекты Tag и NavigableString, соответствующие заданным критериям. Сигнатура метода findall следующая:</text:p>
        <text:p text:style-name="P5">findAll(name=None, attrs={}, recursive=True, text=None, limit=None, **kwargs)</text:p>
        <text:p text:style-name="P5">Наиболее важными являются аргументы <text:span text:style-name="_5f_EMPHASIS">name</text:span> и именованные аргументы</text:p>
        <text:p text:style-name="_5f_HEAD">Аргумент name</text:p>
        <text:p text:style-name="P5">Передайте значение для, name и вы скажете Beautiful Soup рассматривать только теги с определенными именами. Текстовые строки будут игнорироваться, как и теги, имена которых не совпадают.</text:p>
        <text:p text:style-name="P5"/>
        <text:p text:style-name="P5"><text:soft-page-break/>Это простейшее использование:</text:p>
        <text:p text:style-name="_5f_CODE">soup.find_all("title")</text:p>
        <text:p text:style-name="_5f_CODE"># [&lt;title&gt;The Dormouse's story&lt;/title&gt;]</text:p>
        <text:p text:style-name="_5f_PARENT"><text:span text:style-name="T4">Здесь</text:span> <text:span text:style-name="_5f_EMPHASIS">name</text:span> может быть строкой , регулярным выражением , списком , функцией или значением True .</text:p>
        <text:p text:style-name="_5f_HEAD">Ключевое слово аргументы</text:p>
        <text:p text:style-name="_5f_PARENT">Любой нераспознанный аргумент <text:span text:style-name="T19">(это **kwargs)</text:span> будет превращен в фильтр по одному из атрибутов тега. Если вы передадите значение для аргумента под названием id, Beautiful Soup будет фильтровать по атрибуту id каждого тега:</text:p>
        <text:p text:style-name="_5f_CODE">soup.find_all(id='link2')</text:p>
        <text:p text:style-name="_5f_CODE"># [&lt;a class="sister" href="http://example.com/lacie" id="link2"&gt;Lacie&lt;/a&gt;]</text:p>
        <text:p text:style-name="_5f_PARENT">Если вы передадите значение для href, Beautiful Soup будет фильтровать атрибут каждого тега 'href':</text:p>
        <text:p text:style-name="_5f_CODE">soup.find_all(href=re.compile("elsie"))</text:p>
        <text:p text:style-name="_5f_CODE"># [&lt;a class="sister" href="http://example.com/elsie" id="link1"&gt;Elsie&lt;/a&gt;]</text:p>
        <text:p text:style-name="_5f_PARENT">Вы можете фильтровать атрибут на основе строки , регулярного выражения , списка , функции или значения True .</text:p>
        <text:p text:style-name="_5f_PARENT">Этот код находит все теги, id атрибут которых имеет значение, независимо от значения:</text:p>
        <text:p text:style-name="_5f_CODE">soup.find_all("a")</text:p>
        <text:p text:style-name="_5f_CODE"># [&lt;a class="sister" href="http://example.com/elsie" id="link1"&gt;Elsie&lt;/a&gt;,</text:p>
        <text:p text:style-name="_5f_CODE"># <text:s/>&lt;a class="sister" href="http://example.com/lacie" id="link2"&gt;Lacie&lt;/a&gt;,</text:p>
        <text:p text:style-name="_5f_CODE"># <text:s/>&lt;a class="sister" href="http://example.com/tillie" id="link3"&gt;Tillie&lt;/a&gt;]</text:p>
        <text:p text:style-name="_5f_PARENT">Вы можете отфильтровать несколько атрибутов одновременно, передав более одного аргумента ключевого слова:</text:p>
        <text:p text:style-name="_5f_CODE">soup.find_all(href=re.compile("elsie"), id='link1')</text:p>
        <text:p text:style-name="_5f_CODE"># [&lt;a class="sister" href="http://example.com/elsie" id="link1"&gt;three&lt;/a&gt;]</text:p>
        <text:p text:style-name="P5">Некоторые атрибуты, например атрибуты data- * в HTML 5, имеют имена, которые нельзя использовать в качестве имен аргументов ключевых слов:</text:p>
        <text:p text:style-name="_5f_CODE">data_soup = BeautifulSoup('&lt;div data-foo="value"&gt;foo!&lt;/div&gt;')</text:p>
        <text:p text:style-name="_5f_CODE">data_soup.find_all(data-foo="value")</text:p>
        <text:p text:style-name="_5f_CODE"># SyntaxError: keyword can't be an expression</text:p>
        <text:p text:style-name="P5">Вы можете использовать эти атрибуты при поиске, поместив их в словарь и передав словарь в find_all()качестве attrsаргумента:</text:p>
        <text:p text:style-name="P5"/>
        <text:p text:style-name="_5f_CODE">data_soup.find_all(attrs={"data-foo": "value"})</text:p>
        <text:p text:style-name="_5f_CODE"># [&lt;div data-foo="value"&gt;foo!&lt;/div&gt;]</text:p>
        <text:p text:style-name="P5">Вы не можете использовать аргумент ключевого слова для поиска HTML-элемента 'name', потому что Beautiful Soup использует nameаргумент, чтобы содержать имя самого тега. Вместо этого вы можете присвоить значение name в attrs аргументе:</text:p>
        <text:p text:style-name="_5f_CODE">name_soup = BeautifulSoup('&lt;input name="email"/&gt;')</text:p>
        <text:p text:style-name="_5f_CODE">name_soup.find_all(name="email")</text:p>
        <text:p text:style-name="_5f_CODE"># []</text:p>
        <text:p text:style-name="_5f_CODE">name_soup.find_all(attrs={"name": "email"})</text:p>
        <text:p text:style-name="_5f_CODE"># [&lt;input name="email"/&gt;]</text:p>
        <text:p text:style-name="P5"><text:soft-page-break/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Roboto Mono" svg:font-family="'Roboto Mono'" style:font-adornments="Обыч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style:use-window-font-color="true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1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center" style:justify-single-word="false"/>
      <style:text-properties style:use-window-font-color="true" style:font-name="Roboto Condensed1" fo:font-family="'Roboto Condensed'" style:font-style-name="Жирный" style:font-pitch="variable" fo:font-size="16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5pt" fo:font-weight="bold"/>
    </style:style>
    <style:style style:name="_5f_CODE" style:display-name="_CODE" style:family="paragraph" style:parent-style-name="_5f_PARENT" style:master-page-name="">
      <loext:graphic-properties draw:fill="solid" draw:fill-color="#e6e6e6"/>
      <style:paragraph-properties fo:margin-left="0cm" fo:margin-right="0cm" fo:margin-top="0.199cm" fo:margin-bottom="0.199cm" loext:contextual-spacing="true" fo:text-align="start" style:justify-single-word="false" fo:text-indent="0.199cm" style:auto-text-indent="false" style:page-number="auto" fo:background-color="#e6e6e6" fo:padding="0.049cm" fo:border-left="2.01pt solid #000000" fo:border-right="2.01pt solid #000000" fo:border-top="none" fo:border-bottom="none" style:shadow="none">
        <style:tab-stops/>
      </style:paragraph-properties>
      <style:text-properties fo:color="#000000" style:font-name="Roboto Mono" fo:font-family="'Roboto Mono'" style:font-style-name="Обычный" style:font-pitch="variable" fo:font-size="9pt" fo:language="zxx" fo:country="none" fo:font-weight="normal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top="0cm" fo:margin-bottom="0.499cm" loext:contextual-spacing="false" fo:background-color="transparent" fo:padding="0.049cm" fo:border-left="none" fo:border-right="none" fo:border-top="none" fo:border-bottom="2.01pt solid #0000ff"/>
    </style:style>
    <style:style style:name="_5f_LIST" style:display-name="_LIST" style:family="paragraph" style:parent-style-name="_5f_PARENT">
      <style:paragraph-properties fo:margin-left="1cm" fo:margin-right="0cm" fo:text-indent="-0.499cm" style:auto-text-indent="false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top="0.199cm" fo:margin-bottom="0.199cm" loext:contextual-spacing="false" style:page-number="auto" fo:padding="0.049cm" fo:border-left="none" fo:border-right="none" fo:border-top="2.01pt solid #0000ff" fo:border-bottom="none"/>
      <style:text-properties style:use-window-font-color="true" style:font-name="Roboto1" fo:font-family="Roboto" style:font-style-name="Жирный" style:font-pitch="variable" fo:font-size="11pt" fo:font-style="normal" fo:font-weight="bold"/>
    </style:style>
    <style:style style:name="_5f_HEAD" style:display-name="_HEAD" style:family="paragraph" style:parent-style-name="_5f_HEAD_20_N.N.N">
      <style:text-properties fo:font-size="14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ff" style:font-name="Roboto1" fo:font-family="Roboto" style:font-style-name="Жирный" style:font-pitch="variable" fo:font-size="11pt" fo:font-style="normal" style:text-underline-style="none" fo:font-weight="normal" fo:background-color="transparent"/>
    </style:style>
    <style:style style:name="_5f_EMPHASIS" style:display-name="_EMPHASIS" style:family="text">
      <style:text-properties fo:color="#000000" style:font-name="Roboto Medium" fo:font-family="'Roboto Medium'" style:font-style-name="Обычный" style:font-pitch="variable" fo:font-size="11pt" fo:letter-spacing="normal" fo:language="zxx" fo:country="none" fo:font-style="normal" style:text-underline-style="solid" style:text-underline-width="auto" style:text-underline-color="font-color" fo:font-weight="normal" officeooo:rsid="0142e4dc" fo:background-color="transparent" style:text-scale="100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34</meta:editing-cycles>
    <meta:print-date>1970-01-01T03:00:00</meta:print-date>
    <meta:creation-date>2011-03-09T13:01:00</meta:creation-date>
    <dc:date>2019-03-12T00:38:17.884000000</dc:date>
    <dc:language>ru-RU</dc:language>
    <meta:editing-duration>P2DT10H14M20S</meta:editing-duration>
    <meta:generator>LibreOffice/6.2.1.2$Windows_x86 LibreOffice_project/7bcb35dc3024a62dea0caee87020152d1ee96e71</meta:generator>
    <meta:document-statistic meta:table-count="0" meta:image-count="0" meta:object-count="0" meta:page-count="6" meta:paragraph-count="186" meta:word-count="880" meta:character-count="7573" meta:non-whitespace-character-count="6773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